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Arial, sans-serif"/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P6" style:family="paragraph" style:parent-style-name="Standard">
      <style:paragraph-properties style:text-autospace="none"/>
    </style:style>
    <style:style style:name="P7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8" style:family="paragraph" style:parent-style-name="Standard">
      <style:paragraph-properties style:text-autospace="none"/>
      <style:text-properties fo:color="#000000" style:font-name="Consolas" fo:font-size="12pt" style:font-name-asian="Consolas" style:font-size-asian="12pt" style:font-name-complex="Consolas" style:font-size-complex="12pt"/>
    </style:style>
    <style:style style:name="P9" style:family="paragraph" style:parent-style-name="Standard">
      <style:paragraph-properties style:text-autospace="none"/>
      <style:text-properties fo:color="#a31515" style:font-name="Consolas" fo:font-size="9.5pt" style:font-name-asian="Consolas" style:font-size-asian="9.5pt" style:font-name-complex="Consolas" style:font-size-complex="9.5pt"/>
    </style:style>
    <style:style style:name="P10" style:family="paragraph" style:parent-style-name="Standard">
      <style:paragraph-properties fo:text-align="center" style:justify-single-word="false"/>
      <style:text-properties fo:color="#0000ff" style:font-name="Consolas" fo:font-size="9.5pt" style:font-name-asian="Consolas" style:font-size-asian="9.5pt" style:font-name-complex="Consolas" style:font-size-complex="9.5pt"/>
    </style:style>
    <style:style style:name="P11" style:family="paragraph" style:parent-style-name="Standard">
      <style:paragraph-properties fo:padding="0.074cm" fo:border-left="none" fo:border-right="none" fo:border-top="none" fo:border-bottom="0.002cm solid #000000" style:text-autospace="none" style:join-border="false"/>
      <style:text-properties fo:color="#000000" style:font-name="Consolas" fo:font-size="12pt" style:font-name-asian="Consolas" style:font-size-asian="12pt" style:font-name-complex="Consolas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3" style:family="paragraph" style:parent-style-name="Standard">
      <style:paragraph-properties fo:text-align="center" style:justify-single-word="false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0000ff"/>
    </style:style>
    <style:style style:name="T3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0000ff" style:font-name="Consolas" style:font-name-asian="Consolas" style:font-name-complex="Consolas"/>
    </style:style>
    <style:style style:name="T5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8" style:family="text">
      <style:text-properties fo:color="#808080"/>
    </style:style>
    <style:style style:name="T9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T10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11" style:family="text">
      <style:text-properties fo:color="#008080" style:font-name="Consolas" fo:font-size="9.5pt" style:font-name-asian="Consolas" style:font-size-asian="9.5pt" style:font-name-complex="Consolas" style:font-size-complex="9.5pt"/>
    </style:style>
    <style:style style:name="T12" style:family="text">
      <style:text-properties style:font-name="Consolas" style:font-name-asian="Consolas" style:font-name-complex="Consolas"/>
    </style:style>
    <style:style style:name="T13" style:family="text">
      <style:text-properties fo:font-variant="normal" fo:text-transform="none" fo:color="#4b4f56" style:font-name="Helvetica" fo:font-size="9pt" fo:letter-spacing="normal" fo:font-style="normal" fo:font-weight="normal"/>
    </style:style>
    <style:style style:name="T14" style:family="text">
      <style:text-properties fo:font-variant="normal" fo:text-transform="none" fo:color="#4b4f56" style:font-name="Times New Roman" fo:font-size="9pt" fo:letter-spacing="normal" fo:font-style="normal" fo:font-weight="normal"/>
    </style:style>
    <style:style style:name="T15" style:family="text">
      <style:text-properties fo:font-variant="normal" fo:text-transform="none" fo:color="#4b4f56" style:font-name="Times New Roman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>Układy równań liniowych</text:p>
      <text:p text:style-name="P1"/>
      <text:p text:style-name="P3"/>
      <text:p text:style-name="P3">Laboratorium Metody numeryczne</text:p>
      <text:p text:style-name="P3">ćwiczenie 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r Ewa Starzewska-Karwa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krobol Bartłomiej</text:p>
      <text:p text:style-name="P1">sekcja I</text:p>
      <text:p text:style-name="P1"><text:a xlink:type="simple" xlink:href="mailto:skrobolbartlomiej@gmail.com" text:style-name="Internet_20_link" text:visited-style-name="Visited_20_Internet_20_Link"><text:span text:style-name="T1">skrobolbartlomiej@gmail.com</text:span></text:a></text:p>
      <text:p text:style-name="P1"/>
      <text:p text:style-name="P1">Koselski Dominik</text:p>
      <text:p text:style-name="P1">sekcja II</text:p>
      <text:p text:style-name="P13"><text:a xlink:type="simple" xlink:href="mailto:dominikkoselski@outlook.com" text:style-name="Internet_20_link" text:visited-style-name="Visited_20_Internet_20_Link"><text:span text:style-name="T1">dominikkoselski@outlook.com</text:span></text:a></text:p>
      <text:p text:style-name="P4"><text:span text:style-name="T15"/></text:p>
      <text:p text:style-name="P4"/>
      <text:p text:style-name="P4"/>
      <text:p text:style-name="P4"/>
      <text:p text:style-name="P10"/>
      <text:p text:style-name="P10"/>
      <text:p text:style-name="P5"><text:soft-page-break/><text:span text:style-name="T3">#include</text:span><text:span text:style-name="T5"> </text:span><text:span text:style-name="T6">&lt;iostream&gt;</text:span></text:p>
      <text:p text:style-name="P6"><text:span text:style-name="T3">#include</text:span><text:span text:style-name="T5"> </text:span><text:span text:style-name="T6">&lt;string&gt;</text:span></text:p>
      <text:p text:style-name="P6"><text:span text:style-name="T3">#include</text:span><text:span text:style-name="T5"> </text:span><text:span text:style-name="T6">&lt;fstream&gt;</text:span></text:p>
      <text:p text:style-name="P6"><text:span text:style-name="T3">#include</text:span><text:span text:style-name="T5"> </text:span><text:span text:style-name="T6">&lt;cmath&gt;</text:span></text:p>
      <text:p text:style-name="P6"><text:span text:style-name="T3">#include</text:span><text:span text:style-name="T5"> </text:span><text:span text:style-name="T6">&lt;vector&gt;</text:span></text:p>
      <text:p text:style-name="P6"><text:span text:style-name="T3">#include</text:span><text:span text:style-name="T5"> </text:span><text:span text:style-name="T6">&lt;algorithm&gt;</text:span></text:p>
      <text:p text:style-name="P6"><text:span text:style-name="T3">#include</text:span><text:span text:style-name="T5"> </text:span><text:span text:style-name="T6">&lt;conio.h&gt;</text:span></text:p>
      <text:p text:style-name="P7"/>
      <text:p text:style-name="P6"><text:span text:style-name="T3">bool</text:span><text:span text:style-name="T5"> input();//a</text:span></text:p>
      <text:p text:style-name="P6"><text:span text:style-name="T3">bool</text:span><text:span text:style-name="T5"> createAB();//b</text:span></text:p>
      <text:p text:style-name="P6"><text:span text:style-name="T3">bool</text:span><text:span text:style-name="T5"> calculateJacobi();//c</text:span></text:p>
      <text:p text:style-name="P6"><text:span text:style-name="T3">void</text:span><text:span text:style-name="T5"> output(</text:span><text:span text:style-name="T3">double</text:span><text:span text:style-name="T5">* prevX, </text:span><text:span text:style-name="T3">double</text:span><text:span text:style-name="T5">* X,</text:span><text:span text:style-name="T3">int</text:span><text:span text:style-name="T5"> iter);//d</text:span></text:p>
      <text:p text:style-name="P6"><text:span text:style-name="T3">void</text:span><text:span text:style-name="T5"> analyze( </text:span><text:span text:style-name="T3">double</text:span><text:span text:style-name="T5">* X);</text:span></text:p>
      <text:p text:style-name="P7"/>
      <text:p text:style-name="P6"><text:span text:style-name="T5">std::</text:span><text:span text:style-name="T7">string</text:span><text:span text:style-name="T5"> inFile;</text:span></text:p>
      <text:p text:style-name="P7"/>
      <text:p text:style-name="P6"><text:span text:style-name="T3">double</text:span><text:span text:style-name="T5"> ** initialMatrix = </text:span><text:span text:style-name="T3">nullptr</text:span><text:span text:style-name="T5">;</text:span></text:p>
      <text:p text:style-name="P6"><text:span text:style-name="T3">double</text:span><text:span text:style-name="T5"> * initialVector = </text:span><text:span text:style-name="T3">nullptr</text:span><text:span text:style-name="T5">;</text:span></text:p>
      <text:p text:style-name="P6"><text:span text:style-name="T3">double</text:span><text:span text:style-name="T5"> ** alfa = </text:span><text:span text:style-name="T3">nullptr</text:span><text:span text:style-name="T5">;</text:span></text:p>
      <text:p text:style-name="P6"><text:span text:style-name="T3">double</text:span><text:span text:style-name="T5"> * beta = </text:span><text:span text:style-name="T3">nullptr</text:span><text:span text:style-name="T5">;</text:span></text:p>
      <text:p text:style-name="P7"/>
      <text:p text:style-name="P6"><text:span text:style-name="T3">int</text:span><text:span text:style-name="T5"> N = 0;</text:span></text:p>
      <text:p text:style-name="P6"><text:span text:style-name="T3">int</text:span><text:span text:style-name="T5"> MLI = 0;</text:span></text:p>
      <text:p text:style-name="P6"><text:span text:style-name="T3">double</text:span><text:span text:style-name="T5"> epsilon = 0.0f;</text:span></text:p>
      <text:p text:style-name="P7"/>
      <text:p text:style-name="P6"><text:span text:style-name="T3">int</text:span><text:span text:style-name="T5"> main()</text:span></text:p>
      <text:p text:style-name="P7">{</text:p>
      <text:p text:style-name="P6"><text:span text:style-name="T5"><text:tab/></text:span><text:span text:style-name="T3">if</text:span><text:span text:style-name="T5"> (input())</text:span></text:p>
      <text:p text:style-name="P7"><text:tab/>{</text:p>
      <text:p text:style-name="P6"><text:span text:style-name="T5"><text:tab/><text:tab/></text:span><text:span text:style-name="T3">if</text:span><text:span text:style-name="T5"> (createAB())</text:span></text:p>
      <text:p text:style-name="P7"><text:tab/><text:tab/>{</text:p>
      <text:p text:style-name="P6"><text:span text:style-name="T5"><text:tab/><text:tab/><text:tab/>std::cout </text:span><text:span text:style-name="T11">&lt;&lt;</text:span><text:span text:style-name="T5"> </text:span><text:span text:style-name="T6">"macierz poprawna"</text:span><text:span text:style-name="T5"> </text:span><text:span text:style-name="T11">&lt;&lt;</text:span><text:span text:style-name="T5"> std::endl;</text:span></text:p>
      <text:p text:style-name="P7"><text:tab/><text:tab/><text:tab/>calculateJacobi();</text:p>
      <text:p text:style-name="P7"><text:tab/><text:tab/>}</text:p>
      <text:p text:style-name="P7"><text:tab/><text:tab/></text:p>
      <text:p text:style-name="P7"><text:tab/>}</text:p>
      <text:p text:style-name="P7">//zwalnianie pamięci...</text:p>
      <text:p text:style-name="P7"><text:span text:style-name="T4">return</text:span><text:span text:style-name="T12"> 0;</text:span></text:p>
      <text:p text:style-name="P7">}</text:p>
      <text:p text:style-name="P7"/>
      <text:p text:style-name="P6"><text:span text:style-name="T3">bool</text:span><text:span text:style-name="T5"> input()</text:span></text:p>
      <text:p text:style-name="P7">{</text:p>
      <text:p text:style-name="P6"><text:span text:style-name="T5"><text:tab/></text:span><text:span text:style-name="T10">//wczytywanie danych od usera</text:span></text:p>
      <text:p text:style-name="P6"><text:span text:style-name="T5"><text:tab/>std::cout </text:span><text:span text:style-name="T11">&lt;&lt;</text:span><text:span text:style-name="T5"> </text:span><text:span text:style-name="T6">"Podaj N rozmiar maciezry i wektora: "</text:span><text:span text:style-name="T5">;</text:span></text:p>
      <text:p text:style-name="P6"><text:span text:style-name="T5"><text:tab/>std::cin </text:span><text:span text:style-name="T11">&gt;&gt;</text:span><text:span text:style-name="T5"> N;</text:span></text:p>
      <text:p text:style-name="P7"/>
      <text:p text:style-name="P6"><text:span text:style-name="T5"><text:tab/></text:span><text:span text:style-name="T10">//tworzenie macierzy i wektora</text:span></text:p>
      <text:p text:style-name="P6"><text:span text:style-name="T5"><text:tab/>initialMatrix = </text:span><text:span text:style-name="T3">new</text:span><text:span text:style-name="T5"> </text:span><text:span text:style-name="T3">double</text:span><text:span text:style-name="T5"> *[N];</text:span></text:p>
      <text:p text:style-name="P6"><text:span text:style-name="T5"><text:tab/></text:span><text:span text:style-name="T3">for</text:span><text:span text:style-name="T5"> (</text:span><text:span text:style-name="T3">int</text:span><text:span text:style-name="T5"> i = 0; i &lt; N; ++i)</text:span></text:p>
      <text:p text:style-name="P6"><text:span text:style-name="T5"><text:tab/><text:tab/>initialMatrix[i] = </text:span><text:span text:style-name="T3">new</text:span><text:span text:style-name="T5"> </text:span><text:span text:style-name="T3">double</text:span><text:span text:style-name="T5">[N];</text:span></text:p>
      <text:p text:style-name="P7"><text:tab/></text:p>
      <text:p text:style-name="P6"><text:span text:style-name="T5"><text:tab/>initialVector = </text:span><text:span text:style-name="T3">new</text:span><text:span text:style-name="T5"> </text:span><text:span text:style-name="T3">double</text:span><text:span text:style-name="T5">[N];</text:span></text:p>
      <text:p text:style-name="P7"/>
      <text:p text:style-name="P6"><text:span text:style-name="T5"><text:tab/></text:span><text:span text:style-name="T3">if</text:span><text:span text:style-name="T5"> (!initialMatrix || !initialVector)</text:span></text:p>
      <text:p text:style-name="P6"><text:span text:style-name="T5"><text:tab/><text:tab/></text:span><text:span text:style-name="T3">return</text:span><text:span text:style-name="T5"> </text:span><text:span text:style-name="T3">false</text:span><text:span text:style-name="T5">;</text:span></text:p>
      <text:p text:style-name="P7"/>
      <text:p text:style-name="P6"><text:span text:style-name="T5"><text:tab/></text:span><text:span text:style-name="T10">// wczytywnanie z pliku</text:span></text:p>
      <text:p text:style-name="P6"><text:span text:style-name="T5"><text:tab/>std::cout </text:span><text:span text:style-name="T11">&lt;&lt;</text:span><text:span text:style-name="T5"> std::endl </text:span><text:span text:style-name="T11">&lt;&lt;</text:span><text:span text:style-name="T5"> </text:span><text:span text:style-name="T6">"Podaj sciezke do pliku: "</text:span><text:span text:style-name="T5">;</text:span></text:p>
      <text:p text:style-name="P6"><text:span text:style-name="T5"><text:tab/>std::cin </text:span><text:span text:style-name="T11">&gt;&gt;</text:span><text:span text:style-name="T5"> inFile;</text:span></text:p>
      <text:p text:style-name="P6"><text:span text:style-name="T5"><text:tab/>std::</text:span><text:span text:style-name="T7">fstream</text:span><text:span text:style-name="T5"> file(inFile, std::</text:span><text:span text:style-name="T7">ios</text:span><text:span text:style-name="T5">::in);</text:span></text:p>
      <text:p text:style-name="P6"><text:span text:style-name="T5"><text:tab/></text:span><text:span text:style-name="T3">if</text:span><text:span text:style-name="T5"> (file.good())</text:span></text:p>
      <text:p text:style-name="P7"><text:tab/>{</text:p>
      <text:p text:style-name="P6"><text:span text:style-name="T5"><text:tab/><text:tab/></text:span><text:span text:style-name="T3">for</text:span><text:span text:style-name="T5"> (</text:span><text:span text:style-name="T3">int</text:span><text:span text:style-name="T5"> i = 0; i &lt; N; ++i)</text:span></text:p>
      <text:p text:style-name="P6"><text:span text:style-name="T5"><text:tab/><text:tab/><text:tab/></text:span><text:span text:style-name="T3">for</text:span><text:span text:style-name="T5"> (</text:span><text:span text:style-name="T3">int</text:span><text:span text:style-name="T5"> j = 0; j &lt; N; ++j)</text:span></text:p>
      <text:p text:style-name="P6"><text:span text:style-name="T5"><text:tab/><text:tab/><text:tab/><text:tab/>file </text:span><text:span text:style-name="T11">&gt;&gt;</text:span><text:span text:style-name="T5"> initialMatrix[i][j];</text:span></text:p>
      <text:p text:style-name="P7"/>
      <text:p text:style-name="P6"><text:span text:style-name="T5"><text:tab/><text:tab/></text:span><text:span text:style-name="T3">for</text:span><text:span text:style-name="T5"> (</text:span><text:span text:style-name="T3">int</text:span><text:span text:style-name="T5"> i = 0; i &lt; N; ++i)</text:span></text:p>
      <text:p text:style-name="P6"><text:span text:style-name="T5"><text:tab/><text:tab/><text:tab/>file </text:span><text:span text:style-name="T11">&gt;&gt;</text:span><text:span text:style-name="T5"> initialVector[i];</text:span></text:p>
      <text:p text:style-name="P7"/>
      <text:p text:style-name="P7"><text:tab/><text:tab/>file.close();<text:tab/>}</text:p>
      <text:p text:style-name="P6"><text:span text:style-name="T5"><text:tab/></text:span><text:span text:style-name="T3">else</text:span></text:p>
      <text:p text:style-name="P6"><text:span text:style-name="T5"><text:tab/><text:tab/></text:span><text:span text:style-name="T3">return</text:span><text:span text:style-name="T5"> </text:span><text:span text:style-name="T3">false</text:span><text:span text:style-name="T5">;</text:span></text:p>
      <text:p text:style-name="P7"><text:soft-page-break/></text:p>
      <text:p text:style-name="P7"/>
      <text:p text:style-name="P6"><text:span text:style-name="T5"><text:tab/></text:span><text:span text:style-name="T10">//epsilon i maksymalna liczba iteracji</text:span></text:p>
      <text:p text:style-name="P6"><text:span text:style-name="T5"><text:tab/>std::cout </text:span><text:span text:style-name="T11">&lt;&lt;</text:span><text:span text:style-name="T5"> std::endl </text:span><text:span text:style-name="T11">&lt;&lt;</text:span><text:span text:style-name="T5"> </text:span><text:span text:style-name="T6">"Podaj epsilon: "</text:span><text:span text:style-name="T5">;</text:span></text:p>
      <text:p text:style-name="P6"><text:span text:style-name="T5"><text:tab/>std::cin </text:span><text:span text:style-name="T11">&gt;&gt;</text:span><text:span text:style-name="T5"> epsilon;</text:span></text:p>
      <text:p text:style-name="P7"/>
      <text:p text:style-name="P6"><text:span text:style-name="T5"><text:tab/>std::cout </text:span><text:span text:style-name="T11">&lt;&lt;</text:span><text:span text:style-name="T5"> std::endl </text:span><text:span text:style-name="T11">&lt;&lt;</text:span><text:span text:style-name="T5"> </text:span><text:span text:style-name="T6">"Podaj maksymalna liczbe iteracji: "</text:span><text:span text:style-name="T5">;</text:span></text:p>
      <text:p text:style-name="P6"><text:span text:style-name="T5"><text:tab/>std::cin </text:span><text:span text:style-name="T11">&gt;&gt;</text:span><text:span text:style-name="T5"> MLI;</text:span></text:p>
      <text:p text:style-name="P6"><text:span text:style-name="T5"><text:tab/></text:span><text:span text:style-name="T3">return</text:span><text:span text:style-name="T5"> </text:span><text:span text:style-name="T3">true</text:span><text:span text:style-name="T5">;</text:span></text:p>
      <text:p text:style-name="P7">}</text:p>
      <text:p text:style-name="P7"/>
      <text:p text:style-name="P6"><text:span text:style-name="T3">bool</text:span><text:span text:style-name="T5"> createAB()</text:span></text:p>
      <text:p text:style-name="P7">{</text:p>
      <text:p text:style-name="P6"><text:span text:style-name="T5"><text:tab/></text:span><text:span text:style-name="T10">//sprawdzanie dzielenia przez zero</text:span></text:p>
      <text:p text:style-name="P6"><text:span text:style-name="T5"><text:tab/></text:span><text:span text:style-name="T3">for</text:span><text:span text:style-name="T5"> (</text:span><text:span text:style-name="T3">int</text:span><text:span text:style-name="T5"> i = 0; i &lt; N; ++i)</text:span></text:p>
      <text:p text:style-name="P7"><text:tab/>{</text:p>
      <text:p text:style-name="P6"><text:span text:style-name="T5"><text:tab/><text:tab/></text:span><text:span text:style-name="T3">if</text:span><text:span text:style-name="T5"> (initialMatrix[i][i] == 0.0f)</text:span></text:p>
      <text:p text:style-name="P7"><text:tab/><text:tab/>{</text:p>
      <text:p text:style-name="P6"><text:span text:style-name="T5"><text:tab/><text:tab/><text:tab/>std::cout </text:span><text:span text:style-name="T11">&lt;&lt;</text:span><text:span text:style-name="T5"> std::endl </text:span><text:span text:style-name="T11">&lt;&lt;</text:span><text:span text:style-name="T5"> </text:span><text:span text:style-name="T6">"Zła macierz, dzielenie przez zero w "</text:span><text:span text:style-name="T5"> </text:span><text:span text:style-name="T11">&lt;&lt;</text:span><text:span text:style-name="T5"> i <text:tab/><text:tab/><text:tab/></text:span><text:span text:style-name="T11">&lt;&lt;</text:span><text:span text:style-name="T5"> </text:span><text:span text:style-name="T6">","</text:span><text:span text:style-name="T5"> </text:span><text:span text:style-name="T11">&lt;&lt;</text:span><text:span text:style-name="T5"> i </text:span><text:span text:style-name="T11">&lt;&lt;</text:span><text:span text:style-name="T5"> std::endl;</text:span></text:p>
      <text:p text:style-name="P6"><text:span text:style-name="T5"><text:tab/><text:tab/><text:tab/></text:span><text:span text:style-name="T3">return</text:span><text:span text:style-name="T5"> </text:span><text:span text:style-name="T3">false</text:span><text:span text:style-name="T5">;</text:span></text:p>
      <text:p text:style-name="P7"><text:tab/><text:tab/>}</text:p>
      <text:p text:style-name="P7"><text:tab/>}</text:p>
      <text:p text:style-name="P6"><text:span text:style-name="T5"><text:tab/></text:span><text:span text:style-name="T10">//tworzymy macierz Alfa</text:span></text:p>
      <text:p text:style-name="P6"><text:span text:style-name="T5"><text:tab/>alfa = </text:span><text:span text:style-name="T3">new</text:span><text:span text:style-name="T5"> </text:span><text:span text:style-name="T3">double</text:span><text:span text:style-name="T5"> *[N];</text:span></text:p>
      <text:p text:style-name="P6"><text:span text:style-name="T5"><text:tab/></text:span><text:span text:style-name="T3">for</text:span><text:span text:style-name="T5"> (</text:span><text:span text:style-name="T3">int</text:span><text:span text:style-name="T5"> i = 0; i &lt; N ; ++i)</text:span></text:p>
      <text:p text:style-name="P7"><text:tab/>{</text:p>
      <text:p text:style-name="P6"><text:span text:style-name="T5"><text:tab/><text:tab/>alfa[i] = </text:span><text:span text:style-name="T3">new</text:span><text:span text:style-name="T5"> </text:span><text:span text:style-name="T3">double</text:span><text:span text:style-name="T5">[N];</text:span></text:p>
      <text:p text:style-name="P7"><text:tab/>}</text:p>
      <text:p text:style-name="P6"><text:span text:style-name="T5"><text:tab/></text:span><text:span text:style-name="T10">//tworzymy wektor Beta</text:span></text:p>
      <text:p text:style-name="P6"><text:span text:style-name="T5"><text:tab/>beta = </text:span><text:span text:style-name="T3">new</text:span><text:span text:style-name="T5"> </text:span><text:span text:style-name="T3">double</text:span><text:span text:style-name="T5">[N];</text:span></text:p>
      <text:p text:style-name="P6"><text:span text:style-name="T5"><text:tab/></text:span><text:span text:style-name="T10">//obl alfe</text:span></text:p>
      <text:p text:style-name="P6"><text:span text:style-name="T5"><text:tab/></text:span><text:span text:style-name="T3">for</text:span><text:span text:style-name="T5">(</text:span><text:span text:style-name="T3">int</text:span><text:span text:style-name="T5"> i=0;i&lt;N;++i)</text:span></text:p>
      <text:p text:style-name="P6"><text:span text:style-name="T5"><text:tab/><text:tab/></text:span><text:span text:style-name="T3">for</text:span><text:span text:style-name="T5"> (</text:span><text:span text:style-name="T3">int</text:span><text:span text:style-name="T5"> j = 0; j &lt; N; ++j)</text:span></text:p>
      <text:p text:style-name="P7"><text:tab/><text:tab/>{</text:p>
      <text:p text:style-name="P6"><text:span text:style-name="T5"><text:tab/><text:tab/><text:tab/></text:span><text:span text:style-name="T3">if</text:span><text:span text:style-name="T5"> (i == j)</text:span></text:p>
      <text:p text:style-name="P7"><text:tab/><text:tab/><text:tab/><text:tab/>alfa[i][j] = 0;</text:p>
      <text:p text:style-name="P6"><text:span text:style-name="T5"><text:tab/><text:tab/><text:tab/></text:span><text:span text:style-name="T3">else</text:span></text:p>
      <text:p text:style-name="P7"><text:tab/><text:tab/><text:tab/><text:tab/>alfa[i][j] = - (initialMatrix[i][j] / initialMatrix[i][i]);</text:p>
      <text:p text:style-name="P7"><text:tab/><text:tab/>}</text:p>
      <text:p text:style-name="P6"><text:span text:style-name="T5"><text:tab/></text:span><text:span text:style-name="T10">//obl bete</text:span></text:p>
      <text:p text:style-name="P6"><text:span text:style-name="T5"><text:tab/></text:span><text:span text:style-name="T3">for</text:span><text:span text:style-name="T5"> (</text:span><text:span text:style-name="T3">int</text:span><text:span text:style-name="T5"> i = 0; i &lt; N; ++i)</text:span></text:p>
      <text:p text:style-name="P7"><text:tab/><text:tab/> beta[i]= initialVector[i] / initialMatrix[i][i];</text:p>
      <text:p text:style-name="P7"/>
      <text:p text:style-name="P6"><text:span text:style-name="T5"><text:tab/></text:span><text:span text:style-name="T3">return</text:span><text:span text:style-name="T5"> </text:span><text:span text:style-name="T3">true</text:span><text:span text:style-name="T5">;</text:span></text:p>
      <text:p text:style-name="P7">}</text:p>
      <text:p text:style-name="P7"/>
      <text:p text:style-name="P6"><text:span text:style-name="T3">bool</text:span><text:span text:style-name="T5"> calculateJacobi()</text:span></text:p>
      <text:p text:style-name="P7">{</text:p>
      <text:p text:style-name="P6"><text:span text:style-name="T5"><text:tab/></text:span><text:span text:style-name="T3">double</text:span><text:span text:style-name="T5">* prevX=</text:span><text:span text:style-name="T3">new</text:span><text:span text:style-name="T5"> </text:span><text:span text:style-name="T3">double</text:span><text:span text:style-name="T5">[N];</text:span></text:p>
      <text:p text:style-name="P6"><text:span text:style-name="T5"><text:tab/></text:span><text:span text:style-name="T3">double</text:span><text:span text:style-name="T5">* X=</text:span><text:span text:style-name="T3">new</text:span><text:span text:style-name="T5"> </text:span><text:span text:style-name="T3">double</text:span><text:span text:style-name="T5">[N];</text:span></text:p>
      <text:p text:style-name="P7"><text:tab/></text:p>
      <text:p text:style-name="P7"><text:tab/>std::copy(beta, beta + N, X);</text:p>
      <text:p text:style-name="P6"><text:span text:style-name="T5"><text:tab/></text:span><text:span text:style-name="T3">int</text:span><text:span text:style-name="T5"> iterrations = 0;</text:span></text:p>
      <text:p text:style-name="P6"><text:span text:style-name="T5"><text:tab/></text:span><text:span text:style-name="T3">bool</text:span><text:span text:style-name="T5"> stop=</text:span><text:span text:style-name="T3">false</text:span><text:span text:style-name="T5">;</text:span></text:p>
      <text:p text:style-name="P6"><text:span text:style-name="T5"><text:tab/></text:span><text:span text:style-name="T3">double</text:span><text:span text:style-name="T5"> norm;</text:span></text:p>
      <text:p text:style-name="P6"><text:span text:style-name="T5"><text:tab/></text:span><text:span text:style-name="T3">do</text:span><text:span text:style-name="T5">{</text:span></text:p>
      <text:p text:style-name="P7"><text:tab/><text:tab/>norm = 0;</text:p>
      <text:p text:style-name="P7"><text:tab/><text:tab/>++iterrations;</text:p>
      <text:p text:style-name="P7"><text:tab/><text:tab/>std::copy(X,X + N, prevX);</text:p>
      <text:p text:style-name="P7"><text:tab/><text:tab/></text:p>
      <text:p text:style-name="P6"><text:span text:style-name="T5"><text:tab/><text:tab/></text:span><text:span text:style-name="T3">for</text:span><text:span text:style-name="T5"> (</text:span><text:span text:style-name="T3">int</text:span><text:span text:style-name="T5"> i = 0; i &lt; N; ++i)</text:span></text:p>
      <text:p text:style-name="P7"><text:tab/><text:tab/>{</text:p>
      <text:p text:style-name="P7"><text:tab/><text:tab/><text:tab/>X[i] = beta[i];</text:p>
      <text:p text:style-name="P6"><text:span text:style-name="T5"><text:tab/><text:tab/><text:tab/></text:span><text:span text:style-name="T3">for</text:span><text:span text:style-name="T5"> (</text:span><text:span text:style-name="T3">int</text:span><text:span text:style-name="T5"> j = 0; j &lt; N; ++j)</text:span></text:p>
      <text:p text:style-name="P7"><text:tab/><text:tab/><text:tab/>{</text:p>
      <text:p text:style-name="P7"><text:tab/><text:tab/><text:tab/></text:p>
      <text:p text:style-name="P7"><text:tab/><text:tab/><text:tab/><text:tab/>X[i] += alfa[i][j] * prevX[j];<text:tab/><text:tab/></text:p>
      <text:p text:style-name="P7"><text:tab/><text:tab/><text:tab/>}</text:p>
      <text:p text:style-name="P7"/>
      <text:p text:style-name="P7"><text:tab/><text:tab/><text:tab/></text:p>
      <text:p text:style-name="P7"><text:tab/><text:tab/><text:tab/>norm += abs(X[i] - prevX[i]);</text:p>
      <text:p text:style-name="P7"><text:soft-page-break/><text:tab/><text:tab/>}</text:p>
      <text:p text:style-name="P7"/>
      <text:p text:style-name="P6"><text:span text:style-name="T5"><text:tab/><text:tab/></text:span><text:span text:style-name="T10">//warunek stopu</text:span></text:p>
      <text:p text:style-name="P7"><text:tab/><text:tab/>norm /= N;<text:tab/></text:p>
      <text:p text:style-name="P6"><text:span text:style-name="T5"><text:tab/>} </text:span><text:span text:style-name="T3">while</text:span><text:span text:style-name="T5"> (iterrations &lt; MLI &amp;&amp; norm &gt;= epsilon);</text:span></text:p>
      <text:p text:style-name="P7"><text:tab/></text:p>
      <text:p text:style-name="P7"><text:tab/>output(prevX, X, iterrations);</text:p>
      <text:p text:style-name="P7"><text:tab/>analyze( X);</text:p>
      <text:p text:style-name="P6"><text:span text:style-name="T5"><text:tab/></text:span><text:span text:style-name="T3">return</text:span><text:span text:style-name="T5"> </text:span><text:span text:style-name="T3">true</text:span><text:span text:style-name="T5">;</text:span></text:p>
      <text:p text:style-name="P7">}</text:p>
      <text:p text:style-name="P7"/>
      <text:p text:style-name="P7"><text:span text:style-name="T2">void</text:span> output(<text:span text:style-name="T2">double</text:span>* <text:span text:style-name="T8">prevX</text:span>, <text:span text:style-name="T2">double</text:span>* <text:span text:style-name="T8">X</text:span>,<text:span text:style-name="T2">int</text:span> <text:span text:style-name="T8">iter</text:span>)</text:p>
      <text:p text:style-name="P7">{</text:p>
      <text:p text:style-name="P6"><text:span text:style-name="T5"><text:tab/>std::</text:span><text:span text:style-name="T7">string</text:span><text:span text:style-name="T5"> outFile;</text:span></text:p>
      <text:p text:style-name="P6"><text:span text:style-name="T5"><text:tab/></text:span><text:span text:style-name="T3">int</text:span><text:span text:style-name="T5"> pos=inFile.find_last_of(</text:span><text:span text:style-name="T6">'.'</text:span><text:span text:style-name="T5">);</text:span></text:p>
      <text:p text:style-name="P6"><text:span text:style-name="T5"><text:tab/>outFile </text:span><text:span text:style-name="T11">=</text:span><text:span text:style-name="T5"> inFile.substr(0,pos+1);</text:span></text:p>
      <text:p text:style-name="P6"><text:span text:style-name="T5"><text:tab/>outFile </text:span><text:span text:style-name="T11">+=</text:span><text:span text:style-name="T5"> </text:span><text:span text:style-name="T6">"raport.txt"</text:span><text:span text:style-name="T5">;</text:span></text:p>
      <text:p text:style-name="P6"><text:span text:style-name="T5"><text:tab/>std::</text:span><text:span text:style-name="T7">fstream</text:span><text:span text:style-name="T5"> file(outFile, std::</text:span><text:span text:style-name="T7">ios</text:span><text:span text:style-name="T5">::out | std::</text:span><text:span text:style-name="T7">ios</text:span><text:span text:style-name="T5">::trunc);</text:span></text:p>
      <text:p text:style-name="P7"/>
      <text:p text:style-name="P6"><text:span text:style-name="T5"><text:tab/>file </text:span><text:span text:style-name="T11">&lt;&lt;</text:span><text:span text:style-name="T5"> </text:span><text:span text:style-name="T6">"poczatkowy uklad liniowy"</text:span><text:span text:style-name="T5"> </text:span><text:span text:style-name="T11">&lt;&lt;</text:span><text:span text:style-name="T5"> std::endl;</text:span></text:p>
      <text:p text:style-name="P6"><text:span text:style-name="T5"><text:tab/></text:span><text:span text:style-name="T3">for</text:span><text:span text:style-name="T5"> (</text:span><text:span text:style-name="T3">int</text:span><text:span text:style-name="T5"> i = 0; i &lt; N; ++i)</text:span></text:p>
      <text:p text:style-name="P7"><text:tab/>{</text:p>
      <text:p text:style-name="P6"><text:span text:style-name="T5"><text:tab/><text:tab/>file </text:span><text:span text:style-name="T11">&lt;&lt;</text:span><text:span text:style-name="T5"> </text:span><text:span text:style-name="T6">"| "</text:span><text:span text:style-name="T5">;</text:span></text:p>
      <text:p text:style-name="P6"><text:span text:style-name="T5"><text:tab/><text:tab/></text:span><text:span text:style-name="T3">for</text:span><text:span text:style-name="T5"> (</text:span><text:span text:style-name="T3">int</text:span><text:span text:style-name="T5"> j = 0; j &lt; N; ++j)</text:span></text:p>
      <text:p text:style-name="P7"><text:tab/><text:tab/>{</text:p>
      <text:p text:style-name="P6"><text:span text:style-name="T5"><text:tab/><text:tab/><text:tab/>file </text:span><text:span text:style-name="T11">&lt;&lt;</text:span><text:span text:style-name="T5">std::setw(5) </text:span><text:span text:style-name="T11">&lt;&lt;</text:span><text:span text:style-name="T5"> std::right </text:span><text:span text:style-name="T11">&lt;&lt;</text:span><text:span text:style-name="T5">initialMatrix[i][j];</text:span></text:p>
      <text:p text:style-name="P7"><text:tab/><text:tab/>}</text:p>
      <text:p text:style-name="P6"><text:span text:style-name="T5"><text:tab/><text:tab/>file </text:span><text:span text:style-name="T11">&lt;&lt;</text:span><text:span text:style-name="T5"> </text:span><text:span text:style-name="T6">" | <text:s/>| "</text:span><text:span text:style-name="T5"> </text:span><text:span text:style-name="T11">&lt;&lt;</text:span><text:span text:style-name="T5"> std::setw(5) </text:span><text:span text:style-name="T11">&lt;&lt;</text:span><text:span text:style-name="T5"> std::right </text:span><text:span text:style-name="T11">&lt;&lt;</text:span><text:span text:style-name="T5"> initialVector[i] </text:span><text:span text:style-name="T11">&lt;&lt;</text:span><text:span text:style-name="T5"> std::endl;</text:span></text:p>
      <text:p text:style-name="P7"><text:tab/>}</text:p>
      <text:p text:style-name="P6"><text:span text:style-name="T5"><text:tab/>file </text:span><text:span text:style-name="T11">&lt;&lt;</text:span><text:span text:style-name="T5"> </text:span><text:span text:style-name="T6">"----------------"</text:span><text:span text:style-name="T5"> </text:span><text:span text:style-name="T11">&lt;&lt;</text:span><text:span text:style-name="T5"> std::endl;</text:span></text:p>
      <text:p text:style-name="P7"><text:tab/></text:p>
      <text:p text:style-name="P6"><text:span text:style-name="T5"><text:tab/>file </text:span><text:span text:style-name="T11">&lt;&lt;</text:span><text:span text:style-name="T5"> </text:span><text:span text:style-name="T6">"Alfa i Beta"</text:span><text:span text:style-name="T5"> </text:span><text:span text:style-name="T11">&lt;&lt;</text:span><text:span text:style-name="T5"> std::endl;</text:span></text:p>
      <text:p text:style-name="P6"><text:span text:style-name="T5"><text:tab/></text:span><text:span text:style-name="T3">for</text:span><text:span text:style-name="T5"> (</text:span><text:span text:style-name="T3">int</text:span><text:span text:style-name="T5"> i = 0; i &lt; N; ++i)</text:span></text:p>
      <text:p text:style-name="P7"><text:tab/>{</text:p>
      <text:p text:style-name="P6"><text:span text:style-name="T5"><text:tab/><text:tab/>file </text:span><text:span text:style-name="T11">&lt;&lt;</text:span><text:span text:style-name="T5"> </text:span><text:span text:style-name="T6">"| "</text:span><text:span text:style-name="T5">;</text:span></text:p>
      <text:p text:style-name="P6"><text:span text:style-name="T5"><text:tab/><text:tab/></text:span><text:span text:style-name="T3">for</text:span><text:span text:style-name="T5"> (</text:span><text:span text:style-name="T3">int</text:span><text:span text:style-name="T5"> j = 0; j &lt; N; ++j)</text:span></text:p>
      <text:p text:style-name="P7"><text:tab/><text:tab/>{</text:p>
      <text:p text:style-name="P6"><text:span text:style-name="T5"><text:tab/><text:tab/><text:tab/>file <text:s/></text:span><text:span text:style-name="T11">&lt;&lt;</text:span><text:span text:style-name="T5"> std::setw(10) </text:span><text:span text:style-name="T11">&lt;&lt;</text:span><text:span text:style-name="T5"> std::right </text:span><text:span text:style-name="T11">&lt;&lt;</text:span><text:span text:style-name="T5"> alfa[i][j] ;</text:span></text:p>
      <text:p text:style-name="P7"><text:tab/><text:tab/>}</text:p>
      <text:p text:style-name="P6"><text:span text:style-name="T5"><text:tab/><text:tab/>file </text:span><text:span text:style-name="T11">&lt;&lt;</text:span><text:span text:style-name="T5"> </text:span><text:span text:style-name="T6">" | <text:s/>| "</text:span><text:span text:style-name="T5"> </text:span><text:span text:style-name="T11">&lt;&lt;</text:span><text:span text:style-name="T5"> std::setw(5) </text:span><text:span text:style-name="T11">&lt;&lt;</text:span><text:span text:style-name="T5"> std::right </text:span><text:span text:style-name="T11">&lt;&lt;</text:span><text:span text:style-name="T5"> beta[i] </text:span><text:span text:style-name="T11">&lt;&lt;</text:span><text:span text:style-name="T5"> std::endl;</text:span></text:p>
      <text:p text:style-name="P7"><text:tab/>}</text:p>
      <text:p text:style-name="P6"><text:span text:style-name="T5"><text:tab/>file </text:span><text:span text:style-name="T11">&lt;&lt;</text:span><text:span text:style-name="T5"> </text:span><text:span text:style-name="T6">"----------------"</text:span><text:span text:style-name="T5"> </text:span><text:span text:style-name="T11">&lt;&lt;</text:span><text:span text:style-name="T5"> std::endl;</text:span></text:p>
      <text:p text:style-name="P7"><text:tab/>file.precision(10);</text:p>
      <text:p text:style-name="P6"><text:span text:style-name="T5"><text:tab/>file.setf(std::</text:span><text:span text:style-name="T7">ios</text:span><text:span text:style-name="T5">::scientific, std::</text:span><text:span text:style-name="T7">ios</text:span><text:span text:style-name="T5">::floatfield);</text:span></text:p>
      <text:p text:style-name="P6"><text:span text:style-name="T5"><text:tab/>file </text:span><text:span text:style-name="T11">&lt;&lt;</text:span><text:span text:style-name="T5"> </text:span><text:span text:style-name="T6">"wektor przedostatnio wykonanej iteracji <text:s text:c="2"/>| <text:s text:c="2"/>wektor ostatnio wykonanej <text:tab/>iteracji"</text:span><text:span text:style-name="T5"> </text:span><text:span text:style-name="T11">&lt;&lt;</text:span><text:span text:style-name="T5"> std::endl;</text:span></text:p>
      <text:p text:style-name="P6"><text:span text:style-name="T5"><text:tab/></text:span><text:span text:style-name="T3">for</text:span><text:span text:style-name="T5"> (</text:span><text:span text:style-name="T3">int</text:span><text:span text:style-name="T5"> i = 0; i &lt; N; ++i)</text:span></text:p>
      <text:p text:style-name="P7"><text:tab/>{</text:p>
      <text:p text:style-name="P6"><text:span text:style-name="T5"><text:tab/><text:tab/>file </text:span><text:span text:style-name="T11">&lt;&lt;</text:span><text:span text:style-name="T6">"X"</text:span><text:span text:style-name="T11">&lt;&lt;</text:span><text:span text:style-name="T5">i+1</text:span><text:span text:style-name="T11">&lt;&lt;</text:span><text:span text:style-name="T6">" "</text:span><text:span text:style-name="T11">&lt;&lt;</text:span><text:span text:style-name="T5"> </text:span><text:span text:style-name="T9">prevX</text:span><text:span text:style-name="T5">[i]</text:span><text:span text:style-name="T11">&lt;&lt;</text:span><text:span text:style-name="T6">"<text:tab/>|<text:tab/>"</text:span><text:span text:style-name="T5"> </text:span><text:span text:style-name="T11">&lt;&lt;</text:span><text:span text:style-name="T5"> </text:span><text:span text:style-name="T9">X</text:span><text:span text:style-name="T5">[i]</text:span><text:span text:style-name="T11">&lt;&lt;</text:span><text:span text:style-name="T5">std::endl;</text:span></text:p>
      <text:p text:style-name="P7"><text:tab/>}</text:p>
      <text:p text:style-name="P6"><text:span text:style-name="T5"><text:tab/>file </text:span><text:span text:style-name="T11">&lt;&lt;</text:span><text:span text:style-name="T6">"liczba iteracji: "</text:span><text:span text:style-name="T11">&lt;&lt;</text:span><text:span text:style-name="T9">iter</text:span><text:span text:style-name="T11">&lt;&lt;</text:span><text:span text:style-name="T5"> std::endl;</text:span></text:p>
      <text:p text:style-name="P6"><text:span text:style-name="T5"><text:tab/>file.unsetf(std::</text:span><text:span text:style-name="T7">ios</text:span><text:span text:style-name="T5">::scientific);</text:span></text:p>
      <text:p text:style-name="P7"><text:tab/>file.precision(4);</text:p>
      <text:p text:style-name="P6"><text:span text:style-name="T5"><text:tab/>file </text:span><text:span text:style-name="T11">&lt;&lt;</text:span><text:span text:style-name="T5"> </text:span><text:span text:style-name="T6">"epsilon: "</text:span><text:span text:style-name="T5"> </text:span><text:span text:style-name="T11">&lt;&lt;</text:span><text:span text:style-name="T5"> epsilon;</text:span></text:p>
      <text:p text:style-name="P7"><text:tab/>file.close();</text:p>
      <text:p text:style-name="P7">}</text:p>
      <text:p text:style-name="P7"/>
      <text:p text:style-name="P6"><text:span text:style-name="T3">void</text:span><text:span text:style-name="T5"> analyze( </text:span><text:span text:style-name="T3">double</text:span><text:span text:style-name="T5">* </text:span><text:span text:style-name="T9">X</text:span><text:span text:style-name="T5">)</text:span></text:p>
      <text:p text:style-name="P7">{</text:p>
      <text:p text:style-name="P6"><text:span text:style-name="T5"><text:tab/>std::</text:span><text:span text:style-name="T7">string</text:span><text:span text:style-name="T5"> outFile;</text:span></text:p>
      <text:p text:style-name="P6"><text:span text:style-name="T5"><text:tab/></text:span><text:span text:style-name="T3">int</text:span><text:span text:style-name="T5"> pos = inFile.find_last_of(</text:span><text:span text:style-name="T6">'.'</text:span><text:span text:style-name="T5">);</text:span></text:p>
      <text:p text:style-name="P6"><text:span text:style-name="T5"><text:tab/>outFile </text:span><text:span text:style-name="T11">=</text:span><text:span text:style-name="T5"> inFile.substr(0, pos + 1);</text:span></text:p>
      <text:p text:style-name="P6"><text:span text:style-name="T5"><text:tab/>outFile </text:span><text:span text:style-name="T11">+=</text:span><text:span text:style-name="T5"> </text:span><text:span text:style-name="T6">"analiza.txt"</text:span><text:span text:style-name="T5">;</text:span></text:p>
      <text:p text:style-name="P6"><text:span text:style-name="T5"><text:tab/>std::</text:span><text:span text:style-name="T7">fstream</text:span><text:span text:style-name="T5"> file(outFile, std::</text:span><text:span text:style-name="T7">ios</text:span><text:span text:style-name="T5">::out | std::</text:span><text:span text:style-name="T7">ios</text:span><text:span text:style-name="T5">::trunc);</text:span></text:p>
      <text:p text:style-name="P7"><text:tab/>file.precision(10);</text:p>
      <text:p text:style-name="P6"><text:span text:style-name="T5"><text:tab/>file.setf(std::</text:span><text:span text:style-name="T7">ios</text:span><text:span text:style-name="T5">::scientific, std::</text:span><text:span text:style-name="T7">ios</text:span><text:span text:style-name="T5">::floatfield);</text:span></text:p>
      <text:p text:style-name="P7"/>
      <text:p text:style-name="P6"><text:span text:style-name="T5"><text:tab/></text:span><text:span text:style-name="T10">//zbieznosc</text:span></text:p>
      <text:p text:style-name="P6"><text:span text:style-name="T5"><text:tab/>std::</text:span><text:span text:style-name="T7">vector</text:span><text:span text:style-name="T5">&lt;</text:span><text:span text:style-name="T3">double</text:span><text:span text:style-name="T5">&gt; tempVector;</text:span></text:p>
      <text:p text:style-name="P6"><text:span text:style-name="T5"><text:tab/></text:span><text:span text:style-name="T3">double</text:span><text:span text:style-name="T5"> a(0);</text:span></text:p>
      <text:p text:style-name="P6"><text:span text:style-name="T5"><text:tab/></text:span><text:span text:style-name="T3">for</text:span><text:span text:style-name="T5"> (</text:span><text:span text:style-name="T3">int</text:span><text:span text:style-name="T5"> i = 0; i &lt; N; ++i)</text:span></text:p>
      <text:p text:style-name="P7"><text:soft-page-break/><text:tab/>{</text:p>
      <text:p text:style-name="P7"><text:tab/><text:tab/>a = 0;</text:p>
      <text:p text:style-name="P6"><text:span text:style-name="T5"><text:tab/><text:tab/></text:span><text:span text:style-name="T3">for</text:span><text:span text:style-name="T5"> (</text:span><text:span text:style-name="T3">int</text:span><text:span text:style-name="T5"> j = 0; j &lt; N; ++j)</text:span></text:p>
      <text:p text:style-name="P7"><text:tab/><text:tab/>{</text:p>
      <text:p text:style-name="P7"><text:tab/><text:tab/><text:tab/>a += abs(alfa[i][j]);</text:p>
      <text:p text:style-name="P7"><text:tab/><text:tab/>}</text:p>
      <text:p text:style-name="P7"><text:tab/><text:tab/>tempVector.push_back(a);</text:p>
      <text:p text:style-name="P7"><text:tab/>}</text:p>
      <text:p text:style-name="P6"><text:span text:style-name="T5"><text:tab/></text:span><text:span text:style-name="T3">auto</text:span><text:span text:style-name="T5"> max = std::max_element(tempVector.begin(), tempVector.end());</text:span></text:p>
      <text:p text:style-name="P6"><text:span text:style-name="T5"><text:tab/></text:span><text:span text:style-name="T3">if</text:span><text:span text:style-name="T5"> (</text:span><text:span text:style-name="T11">*</text:span><text:span text:style-name="T5">max &lt; 1)</text:span></text:p>
      <text:p text:style-name="P6"><text:span text:style-name="T5"><text:tab/><text:tab/>file </text:span><text:span text:style-name="T11">&lt;&lt;</text:span><text:span text:style-name="T5"> </text:span><text:span text:style-name="T6">"Uklad zbiezny"</text:span><text:span text:style-name="T5"> </text:span><text:span text:style-name="T11">&lt;&lt;</text:span><text:span text:style-name="T5"> std::endl;</text:span></text:p>
      <text:p text:style-name="P6"><text:span text:style-name="T5"><text:tab/></text:span><text:span text:style-name="T3">else</text:span></text:p>
      <text:p text:style-name="P7"><text:tab/>{</text:p>
      <text:p text:style-name="P7"><text:tab/><text:tab/>tempVector.clear();</text:p>
      <text:p text:style-name="P6"><text:span text:style-name="T5"><text:tab/></text:span><text:span text:style-name="T3">for</text:span><text:span text:style-name="T5"> (</text:span><text:span text:style-name="T3">int</text:span><text:span text:style-name="T5"> j = 0; j &lt; N; ++j)</text:span></text:p>
      <text:p text:style-name="P7"><text:tab/>{</text:p>
      <text:p text:style-name="P7"><text:tab/><text:tab/>a = 0;</text:p>
      <text:p text:style-name="P6"><text:span text:style-name="T5"><text:tab/><text:tab/></text:span><text:span text:style-name="T3">for</text:span><text:span text:style-name="T5"> (</text:span><text:span text:style-name="T3">int</text:span><text:span text:style-name="T5"> i = 0; i &lt; N; ++i)</text:span></text:p>
      <text:p text:style-name="P7"><text:tab/><text:tab/>{</text:p>
      <text:p text:style-name="P7"><text:tab/><text:tab/><text:tab/>a += alfa[i][j];</text:p>
      <text:p text:style-name="P7"><text:tab/><text:tab/>}</text:p>
      <text:p text:style-name="P7"><text:tab/><text:tab/>tempVector.push_back(a);</text:p>
      <text:p text:style-name="P7"><text:tab/>}</text:p>
      <text:p text:style-name="P6"><text:span text:style-name="T5"><text:tab/></text:span><text:span text:style-name="T3">auto</text:span><text:span text:style-name="T5"> max = std::max_element(tempVector.begin(), tempVector.end());</text:span></text:p>
      <text:p text:style-name="P6"><text:span text:style-name="T5"><text:tab/></text:span><text:span text:style-name="T3">if</text:span><text:span text:style-name="T5"> (</text:span><text:span text:style-name="T11">*</text:span><text:span text:style-name="T5">max &lt; 1)</text:span></text:p>
      <text:p text:style-name="P6"><text:span text:style-name="T5"><text:tab/><text:tab/>file </text:span><text:span text:style-name="T11">&lt;&lt;</text:span><text:span text:style-name="T5"> </text:span><text:span text:style-name="T6">"Uklad <text:s/>zbiezny"</text:span><text:span text:style-name="T5"> </text:span><text:span text:style-name="T11">&lt;&lt;</text:span><text:span text:style-name="T5"> std::endl;</text:span></text:p>
      <text:p text:style-name="P6"><text:span text:style-name="T5"><text:tab/><text:tab/></text:span><text:span text:style-name="T3">else</text:span><text:span text:style-name="T5"> </text:span></text:p>
      <text:p text:style-name="P7"><text:tab/><text:tab/>{</text:p>
      <text:p text:style-name="P7"><text:tab/><text:tab/><text:tab/>a = 0;</text:p>
      <text:p text:style-name="P6"><text:span text:style-name="T5"><text:tab/><text:tab/><text:tab/></text:span><text:span text:style-name="T3">for</text:span><text:span text:style-name="T5"> (</text:span><text:span text:style-name="T3">int</text:span><text:span text:style-name="T5"> i = 0; i &lt; N; ++i)</text:span></text:p>
      <text:p text:style-name="P7"><text:tab/><text:tab/><text:tab/>{</text:p>
      <text:p text:style-name="P6"><text:span text:style-name="T5"><text:tab/><text:tab/><text:tab/><text:tab/></text:span><text:span text:style-name="T3">for</text:span><text:span text:style-name="T5"> (</text:span><text:span text:style-name="T3">int</text:span><text:span text:style-name="T5"> j = 0; j &lt; N; ++j)</text:span></text:p>
      <text:p text:style-name="P7"><text:tab/><text:tab/><text:tab/><text:tab/>{</text:p>
      <text:p text:style-name="P7"><text:tab/><text:tab/><text:tab/><text:tab/><text:tab/>a += pow(alfa[i][j], 2);</text:p>
      <text:p text:style-name="P7"><text:tab/><text:tab/><text:tab/><text:tab/>}</text:p>
      <text:p text:style-name="P7"><text:tab/><text:tab/><text:tab/><text:tab/>a = sqrt(a);</text:p>
      <text:p text:style-name="P6"><text:span text:style-name="T5"><text:tab/><text:tab/><text:tab/><text:tab/></text:span><text:span text:style-name="T3">if</text:span><text:span text:style-name="T5">(a&lt;1)</text:span></text:p>
      <text:p text:style-name="P6"><text:span text:style-name="T5"><text:tab/><text:tab/><text:tab/><text:tab/><text:tab/>file </text:span><text:span text:style-name="T11">&lt;&lt;</text:span><text:span text:style-name="T5"> </text:span><text:span text:style-name="T6">"Uklad zbiezny"</text:span><text:span text:style-name="T5"> </text:span><text:span text:style-name="T11">&lt;&lt;</text:span><text:span text:style-name="T5"> std::endl;</text:span></text:p>
      <text:p text:style-name="P7"><text:tab/><text:tab/><text:tab/><text:tab/></text:p>
      <text:p text:style-name="P6"><text:span text:style-name="T5"><text:tab/><text:tab/><text:tab/><text:tab/></text:span><text:span text:style-name="T3">else</text:span></text:p>
      <text:p text:style-name="P6"><text:span text:style-name="T5"><text:tab/><text:tab/><text:tab/><text:tab/><text:tab/>file </text:span><text:span text:style-name="T11">&lt;&lt;</text:span><text:span text:style-name="T5"> </text:span><text:span text:style-name="T6">"Uklad nie jest zbiezny"</text:span><text:span text:style-name="T5"> </text:span><text:span text:style-name="T11">&lt;&lt;</text:span><text:span text:style-name="T5"> std::endl;<text:tab/><text:tab/></text:span></text:p>
      <text:p text:style-name="P7"><text:tab/><text:tab/><text:tab/>}</text:p>
      <text:p text:style-name="P7"><text:tab/><text:tab/>}</text:p>
      <text:p text:style-name="P7"><text:tab/>}<text:tab/></text:p>
      <text:p text:style-name="P6"><text:span text:style-name="T5"><text:tab/></text:span><text:span text:style-name="T10">//blad bezwzgledny</text:span></text:p>
      <text:p text:style-name="P7"><text:tab/>if(N==5)</text:p>
      <text:p text:style-name="P7"><text:tab/>{</text:p>
      <text:p text:style-name="P6"><text:span text:style-name="T5"><text:tab/><text:tab/></text:span><text:span text:style-name="T3">double</text:span><text:span text:style-name="T5"> precise[] = { 1,1,0,-1,-1 };</text:span></text:p>
      <text:p text:style-name="P6"><text:span text:style-name="T5"><text:tab/><text:tab/>std::</text:span><text:span text:style-name="T7">vector</text:span><text:span text:style-name="T5">&lt;</text:span><text:span text:style-name="T3">double</text:span><text:span text:style-name="T5">&gt; dVector;</text:span></text:p>
      <text:p text:style-name="P6"><text:span text:style-name="T5"><text:tab/><text:tab/></text:span><text:span text:style-name="T3">for</text:span><text:span text:style-name="T5"> (</text:span><text:span text:style-name="T3">int</text:span><text:span text:style-name="T5"> i = 0; i &lt; N; ++i)</text:span></text:p>
      <text:p text:style-name="P6"><text:span text:style-name="T5"><text:tab/><text:tab/><text:tab/>dVector.push_back(abs(precise[i] - </text:span><text:span text:style-name="T9">X</text:span><text:span text:style-name="T5">[i]));</text:span></text:p>
      <text:p text:style-name="P7"><text:tab/><text:tab/></text:p>
      <text:p text:style-name="P6"><text:span text:style-name="T5"><text:tab/><text:tab/>file </text:span><text:span text:style-name="T11">&lt;&lt;</text:span><text:span text:style-name="T5"> </text:span><text:span text:style-name="T6">"blad bezwzgledny: "</text:span><text:span text:style-name="T11">&lt;&lt;</text:span><text:span text:style-name="T5">std::endl;</text:span></text:p>
      <text:p text:style-name="P6"><text:span text:style-name="T5"><text:tab/><text:tab/></text:span><text:span text:style-name="T3">for</text:span><text:span text:style-name="T5"> (</text:span><text:span text:style-name="T3">auto</text:span><text:span text:style-name="T5"> deltaX : dVector)</text:span></text:p>
      <text:p text:style-name="P7"><text:tab/><text:tab/>{</text:p>
      <text:p text:style-name="P6"><text:span text:style-name="T5"><text:tab/><text:tab/><text:tab/>file </text:span><text:span text:style-name="T11">&lt;&lt;</text:span><text:span text:style-name="T5"> deltaX</text:span><text:span text:style-name="T11">&lt;&lt;</text:span><text:span text:style-name="T6">"<text:tab/>"</text:span><text:span text:style-name="T11">&lt;&lt;</text:span><text:span text:style-name="T5">std::endl;</text:span></text:p>
      <text:p text:style-name="P7"><text:tab/><text:tab/>}</text:p>
      <text:p text:style-name="P7"><text:tab/>}</text:p>
      <text:p text:style-name="P7"><text:tab/>file.close();</text:p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Wyniki</text:p>
      <text:p text:style-name="P8"/>
      <text:p text:style-name="P8">zestaw 1</text:p>
      <text:p text:style-name="P8">poczatkowy uklad liniowy</text:p>
      <text:p text:style-name="P8">| <text:s text:c="3"/>10 <text:s text:c="3"/>1 <text:s text:c="3"/>1 <text:s text:c="3"/>1 <text:s text:c="3"/>2 | <text:s/>| <text:s text:c="4"/>8</text:p>
      <text:p text:style-name="P8">| <text:s text:c="4"/>3 <text:s text:c="2"/>20 <text:s text:c="3"/>4 <text:s text:c="3"/>2 <text:s text:c="3"/>1 | <text:s/>| <text:s text:c="3"/>20</text:p>
      <text:p text:style-name="P8">| <text:s text:c="4"/>5 <text:s text:c="3"/>1 <text:s text:c="2"/>40 <text:s text:c="3"/>9 <text:s text:c="3"/>5 | <text:s/>| <text:s text:c="3"/>-8</text:p>
      <text:p text:style-name="P8">| <text:s text:c="4"/>3 <text:s text:c="3"/>0 <text:s text:c="3"/>1 <text:s text:c="2"/>10 <text:s text:c="3"/>1 | <text:s/>| <text:s text:c="3"/>-8</text:p>
      <text:p text:style-name="P11">| <text:s text:c="4"/>6 <text:s text:c="3"/>2 <text:s text:c="3"/>1 <text:s text:c="3"/>1 <text:s text:c="2"/>20 | <text:s/>| <text:s text:c="2"/>-13</text:p>
      <text:p text:style-name="P8">Alfa i Beta</text:p>
      <text:p text:style-name="P8">| <text:s text:c="9"/>0 <text:s text:c="5"/>-0.1 <text:s text:c="5"/>-0.1 <text:s text:c="5"/>-0.1 <text:s text:c="5"/>-0.2 | <text:s/>| <text:s text:c="2"/>0.8</text:p>
      <text:p text:style-name="P8">| <text:s text:c="5"/>-0.15 <text:s text:c="8"/>0 <text:s text:c="5"/>-0.2 <text:s text:c="5"/>-0.1 <text:s text:c="4"/>-0.05 | <text:s/>| <text:s text:c="4"/>1</text:p>
      <text:p text:style-name="P8">| <text:s text:c="4"/>-0.125 <text:s text:c="3"/>-0.025 <text:s text:c="8"/>0 <text:s text:c="3"/>-0.225 <text:s text:c="3"/>-0.125 | <text:s/>| <text:s/>-0.2</text:p>
      <text:p text:style-name="P8">| <text:s text:c="6"/>-0.3 <text:s text:c="7"/>-0 <text:s text:c="5"/>-0.1 <text:s text:c="8"/>0 <text:s text:c="5"/>-0.1 | <text:s/>| <text:s/>-0.8</text:p>
      <text:p text:style-name="P11">| <text:s text:c="6"/>-0.3 <text:s text:c="5"/>-0.1 <text:s text:c="4"/>-0.05 <text:s text:c="4"/>-0.05 <text:s text:c="8"/>0 | <text:s/>| -0.65</text:p>
      <text:p text:style-name="P8">wektor przedostatnio wykonanej iteracji <text:s text:c="2"/>| <text:s text:c="2"/>wektor ostatnio wykonanej iteracji</text:p>
      <text:p text:style-name="P8">X1 1.0000560289e+00<text:tab/>|<text:tab/>9.9996793363e-01</text:p>
      <text:p text:style-name="P8">X2 1.0000653470e+00<text:tab/>|<text:tab/>9.9997036109e-01</text:p>
      <text:p text:style-name="P8">X3 5.5749471436e-05<text:tab/>|<text:tab/>-3.2150493393e-05</text:p>
      <text:p text:style-name="P8">X4 -9.9993205997e-01<text:tab/>|<text:tab/>-1.0000289650e+00</text:p>
      <text:p text:style-name="P8">X5 -9.9993418643e-01<text:tab/>|<text:tab/>-1.0000295279e+00</text:p>
      <text:p text:style-name="P8">liczba iteracji: 9</text:p>
      <text:p text:style-name="P8">epsilon: 0.0001</text:p>
      <text:p text:style-name="P9"/>
      <text:p text:style-name="P8"/>
      <text:p text:style-name="P8">zestaw 2</text:p>
      <text:p text:style-name="P8">poczatkowy uklad liniowy</text:p>
      <text:p text:style-name="P8">| <text:s text:c="3"/>10 <text:s text:c="2"/>-1 <text:s text:c="3"/>1 <text:s text:c="3"/>1 <text:s text:c="3"/>2 | <text:s/>| <text:s text:c="4"/>6</text:p>
      <text:p text:style-name="P8">| <text:s text:c="3"/>-3 <text:s text:c="2"/>20 <text:s text:c="3"/>4 <text:s text:c="3"/>2 <text:s text:c="3"/>1 | <text:s/>| <text:s text:c="3"/>14</text:p>
      <text:p text:style-name="P8">| <text:s text:c="4"/>5 <text:s text:c="2"/>-1 <text:s text:c="2"/>40 <text:s text:c="3"/>9 <text:s text:c="3"/>5 | <text:s/>| <text:s text:c="2"/>-10</text:p>
      <text:p text:style-name="P8">| <text:s text:c="4"/>3 <text:s text:c="3"/>0 <text:s text:c="2"/>-1 <text:s text:c="2"/>10 <text:s text:c="3"/>1 | <text:s/>| <text:s text:c="3"/>-8</text:p>
      <text:p text:style-name="P8">| <text:s text:c="4"/>6 <text:s text:c="2"/>-2 <text:s text:c="3"/>1 <text:s text:c="3"/>1 <text:s text:c="2"/>20 | <text:s/>| <text:s text:c="2"/>-17</text:p>
      <text:p text:style-name="P8">----------------</text:p>
      <text:p text:style-name="P8">Alfa i Beta</text:p>
      <text:p text:style-name="P8">| <text:s text:c="9"/>0 <text:s text:c="6"/>0.1 <text:s text:c="5"/>-0.1 <text:s text:c="5"/>-0.1 <text:s text:c="5"/>-0.2 | <text:s/>| <text:s text:c="2"/>0.6</text:p>
      <text:p text:style-name="P8">| <text:s text:c="6"/>0.15 <text:s text:c="8"/>0 <text:s text:c="5"/>-0.2 <text:s text:c="5"/>-0.1 <text:s text:c="4"/>-0.05 | <text:s/>| <text:s text:c="2"/>0.7</text:p>
      <text:p text:style-name="P8">| <text:s text:c="4"/>-0.125 <text:s text:c="4"/>0.025 <text:s text:c="8"/>0 <text:s text:c="3"/>-0.225 <text:s text:c="3"/>-0.125 | <text:s/>| -0.25</text:p>
      <text:p text:style-name="P8">| <text:s text:c="6"/>-0.3 <text:s text:c="7"/>-0 <text:s text:c="6"/>0.1 <text:s text:c="8"/>0 <text:s text:c="5"/>-0.1 | <text:s/>| <text:s/>-0.8</text:p>
      <text:p text:style-name="P8">| <text:s text:c="6"/>-0.3 <text:s text:c="6"/>0.1 <text:s text:c="4"/>-0.05 <text:s text:c="4"/>-0.05 <text:s text:c="8"/>0 | <text:s/>| -0.85</text:p>
      <text:p text:style-name="P8">----------------</text:p>
      <text:p text:style-name="P8">wektor przedostatnio wykonanej iteracji <text:s text:c="2"/>| <text:s text:c="2"/>wektor ostatnio wykonanej iteracji</text:p>
      <text:p text:style-name="P8">X1 1.0000188711e+00<text:tab/>|<text:tab/>9.9998242430e-01</text:p>
      <text:p text:style-name="P8">X2 1.0000147578e+00<text:tab/>|<text:tab/>9.9998852043e-01</text:p>
      <text:p text:style-name="P8">X3 3.6403210449e-05<text:tab/>|<text:tab/>-1.8504979858e-05</text:p>
      <text:p text:style-name="P8">X4 -9.9995764265e-01<text:tab/>|<text:tab/>-1.0000076087e+00</text:p>
      <text:p text:style-name="P8">X5 -9.9994412289e-01<text:tab/>|<text:tab/>-1.0000081236e+00</text:p>
      <text:p text:style-name="P8">liczba iteracji: 8</text:p>
      <text:p text:style-name="P8">epsilon: 0.0001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zestaw 3</text:p>
      <text:p text:style-name="P8">poczatkowy uklad liniowy</text:p>
      <text:p text:style-name="P8">| <text:s text:c="3"/>10 <text:s text:c="3"/>2 <text:s text:c="3"/>3 <text:s text:c="3"/>1 <text:s text:c="3"/>4 | <text:s/>| <text:s text:c="4"/>7</text:p>
      <text:p text:style-name="P8">| <text:s text:c="4"/>3 <text:s text:c="2"/>20 <text:s text:c="3"/>7 <text:s text:c="3"/>2 <text:s text:c="3"/>8 | <text:s/>| <text:s text:c="3"/>13</text:p>
      <text:p text:style-name="P8">| <text:s text:c="3"/>15 <text:s text:c="3"/>5 <text:s text:c="2"/>40 <text:s text:c="3"/>9 <text:s text:c="2"/>11 | <text:s/>| <text:s text:c="4"/>0</text:p>
      <text:p text:style-name="P8">| <text:s text:c="4"/>3 <text:s text:c="3"/>0 <text:s text:c="3"/>6 <text:s text:c="2"/>10 <text:s text:c="3"/>1 | <text:s/>| <text:s text:c="3"/>-8</text:p>
      <text:p text:style-name="P8">| <text:s text:c="4"/>6 <text:s text:c="3"/>4 <text:s text:c="3"/>5 <text:s text:c="3"/>5 <text:s text:c="2"/>20 | <text:s/>| <text:s text:c="2"/>-15</text:p>
      <text:p text:style-name="P8">----------------</text:p>
      <text:p text:style-name="P8">Alfa i Beta</text:p>
      <text:p text:style-name="P8">| <text:s text:c="9"/>0 <text:s text:c="5"/>-0.2 <text:s text:c="5"/>-0.3 <text:s text:c="5"/>-0.1 <text:s text:c="5"/>-0.4 | <text:s/>| <text:s text:c="2"/>0.7</text:p>
      <text:p text:style-name="P8">| <text:s text:c="5"/>-0.15 <text:s text:c="8"/>0 <text:s text:c="4"/>-0.35 <text:s text:c="5"/>-0.1 <text:s text:c="5"/>-0.4 | <text:s/>| <text:s/>0.65</text:p>
      <text:p text:style-name="P8">| <text:s text:c="4"/>-0.375 <text:s text:c="3"/>-0.125 <text:s text:c="8"/>0 <text:s text:c="3"/>-0.225 <text:s text:c="3"/>-0.275 | <text:s/>| <text:s text:c="4"/>0</text:p>
      <text:p text:style-name="P8">| <text:s text:c="6"/>-0.3 <text:s text:c="7"/>-0 <text:s text:c="5"/>-0.6 <text:s text:c="8"/>0 <text:s text:c="5"/>-0.1 | <text:s/>| <text:s/>-0.8</text:p>
      <text:p text:style-name="P8">| <text:s text:c="6"/>-0.3 <text:s text:c="5"/>-0.2 <text:s text:c="4"/>-0.25 <text:s text:c="4"/>-0.25 <text:s text:c="8"/>0 | <text:s/>| -0.75</text:p>
      <text:p text:style-name="P8">----------------</text:p>
      <text:p text:style-name="P8">wektor przedostatnio wykonanej iteracji <text:s text:c="2"/>| <text:s text:c="2"/>wektor ostatnio wykonanej iteracji</text:p>
      <text:p text:style-name="P8">X1 1.0253355674e+00<text:tab/>|<text:tab/>9.7466443257e-01</text:p>
      <text:p text:style-name="P8">X2 1.0253355674e+00<text:tab/>|<text:tab/>9.7466443257e-01</text:p>
      <text:p text:style-name="P8">X3 2.5335567429e-02<text:tab/>|<text:tab/>-2.5335567428e-02</text:p>
      <text:p text:style-name="P8">X4 -9.7466443257e-01<text:tab/>|<text:tab/>-1.0253355674e+00</text:p>
      <text:p text:style-name="P8">X5 -9.7466443257e-01<text:tab/>|<text:tab/>-1.0253355674e+00</text:p>
      <text:p text:style-name="P8">liczba iteracji: 30</text:p>
      <text:p text:style-name="P8">epsilon: 0.0001</text:p>
      <text:p text:style-name="P8"/>
      <text:p text:style-name="P8">zestaw 4</text:p>
      <text:p text:style-name="P8">poczatkowy uklad liniowy</text:p>
      <text:p text:style-name="P8">| <text:s text:c="3"/>10 <text:s text:c="2"/>-2 <text:s text:c="3"/>3 <text:s text:c="3"/>1 <text:s text:c="3"/>4 | <text:s/>| <text:s text:c="4"/>3</text:p>
      <text:p text:style-name="P8">| <text:s text:c="3"/>-3 <text:s text:c="2"/>20 <text:s text:c="3"/>7 <text:s text:c="3"/>2 <text:s text:c="3"/>8 | <text:s/>| <text:s text:c="4"/>7</text:p>
      <text:p text:style-name="P8">| <text:s text:c="3"/>15 <text:s text:c="2"/>-5 <text:s text:c="2"/>40 <text:s text:c="3"/>9 <text:s text:c="2"/>11 | <text:s/>| <text:s text:c="2"/>-10</text:p>
      <text:p text:style-name="P8">| <text:s text:c="4"/>3 <text:s text:c="3"/>0 <text:s text:c="3"/>6 <text:s text:c="2"/>10 <text:s text:c="2"/>-1 | <text:s/>| <text:s text:c="3"/>-6</text:p>
      <text:p text:style-name="P8">| <text:s text:c="3"/>-6 <text:s text:c="3"/>4 <text:s text:c="3"/>5 <text:s text:c="3"/>5 <text:s text:c="2"/>20 | <text:s/>| <text:s text:c="2"/>-27</text:p>
      <text:p text:style-name="P8">----------------</text:p>
      <text:p text:style-name="P8">Alfa i Beta</text:p>
      <text:p text:style-name="P8">| <text:s text:c="9"/>0 <text:s text:c="6"/>0.2 <text:s text:c="5"/>-0.3 <text:s text:c="5"/>-0.1 <text:s text:c="5"/>-0.4 | <text:s/>| <text:s text:c="2"/>0.3</text:p>
      <text:p text:style-name="P8">| <text:s text:c="6"/>0.15 <text:s text:c="8"/>0 <text:s text:c="4"/>-0.35 <text:s text:c="5"/>-0.1 <text:s text:c="5"/>-0.4 | <text:s/>| <text:s/>0.35</text:p>
      <text:p text:style-name="P8">| <text:s text:c="4"/>-0.375 <text:s text:c="4"/>0.125 <text:s text:c="8"/>0 <text:s text:c="3"/>-0.225 <text:s text:c="3"/>-0.275 | <text:s/>| -0.25</text:p>
      <text:p text:style-name="P8">| <text:s text:c="6"/>-0.3 <text:s text:c="7"/>-0 <text:s text:c="5"/>-0.6 <text:s text:c="8"/>0 <text:s text:c="6"/>0.1 | <text:s/>| <text:s/>-0.6</text:p>
      <text:p text:style-name="P8">| <text:s text:c="7"/>0.3 <text:s text:c="5"/>-0.2 <text:s text:c="4"/>-0.25 <text:s text:c="4"/>-0.25 <text:s text:c="8"/>0 | <text:s/>| -1.35</text:p>
      <text:p text:style-name="P8">----------------</text:p>
      <text:p text:style-name="P8">wektor przedostatnio wykonanej iteracji <text:s text:c="2"/>| <text:s text:c="2"/>wektor ostatnio wykonanej iteracji</text:p>
      <text:p text:style-name="P8">X1 1.0000489151e+00<text:tab/>|<text:tab/>9.9996809855e-01</text:p>
      <text:p text:style-name="P8">X2 1.0000610538e+00<text:tab/>|<text:tab/>9.9996018502e-01</text:p>
      <text:p text:style-name="P8">X3 6.0800837181e-05<text:tab/>|<text:tab/>-3.9635473079e-05</text:p>
      <text:p text:style-name="P8">X4 -9.9992872274e-01<text:tab/>|<text:tab/>-1.0000464690e+00</text:p>
      <text:p text:style-name="P8">X5 -9.9995313945e-01<text:tab/>|<text:tab/>-1.0000305557e+00</text:p>
      <text:p text:style-name="P8">liczba iteracji: 20</text:p>
      <text:p text:style-name="P8">epsilon: 0.0001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zestaw 5</text:p>
      <text:p text:style-name="P8">współczynnik a44 równy 0. macierzy nie można obliczyć</text:p>
      <text:p text:style-name="P8"/>
      <text:p text:style-name="P8">zestaw 6</text:p>
      <text:p text:style-name="P8">poczatkowy uklad liniowy</text:p>
      <text:p text:style-name="P8">| <text:s text:c="3"/>10 <text:s text:c="3"/>3 <text:s text:c="3"/>3 <text:s text:c="3"/>1 <text:s text:c="3"/>4 | <text:s/>| <text:s text:c="4"/>8</text:p>
      <text:p text:style-name="P8">| <text:s text:c="4"/>4 <text:s text:c="2"/>20 <text:s text:c="3"/>7 <text:s text:c="3"/>2 <text:s text:c="3"/>8 | <text:s/>| <text:s text:c="3"/>14</text:p>
      <text:p text:style-name="P8">| <text:s text:c="3"/>15 <text:s text:c="3"/>5 <text:s text:c="2"/>40 <text:s text:c="2"/>10 <text:s text:c="2"/>11 | <text:s/>| <text:s text:c="3"/>-1</text:p>
      <text:p text:style-name="P8">| <text:s text:c="4"/>4 <text:s text:c="3"/>0 <text:s text:c="3"/>6 <text:s text:c="2"/>10 <text:s text:c="3"/>1 | <text:s/>| <text:s text:c="3"/>-7</text:p>
      <text:p text:style-name="P8">| <text:s text:c="4"/>6 <text:s text:c="3"/>4 <text:s text:c="3"/>5 <text:s text:c="3"/>7 <text:s text:c="2"/>20 | <text:s/>| <text:s text:c="2"/>-17</text:p>
      <text:p text:style-name="P8">----------------</text:p>
      <text:p text:style-name="P8">Alfa i Beta</text:p>
      <text:p text:style-name="P8">| <text:s text:c="9"/>0 <text:s text:c="5"/>-0.3 <text:s text:c="5"/>-0.3 <text:s text:c="5"/>-0.1 <text:s text:c="5"/>-0.4 | <text:s/>| <text:s text:c="2"/>0.8</text:p>
      <text:p text:style-name="P8">| <text:s text:c="6"/>-0.2 <text:s text:c="8"/>0 <text:s text:c="4"/>-0.35 <text:s text:c="5"/>-0.1 <text:s text:c="5"/>-0.4 | <text:s/>| <text:s text:c="2"/>0.7</text:p>
      <text:p text:style-name="P8">| <text:s text:c="4"/>-0.375 <text:s text:c="3"/>-0.125 <text:s text:c="8"/>0 <text:s text:c="4"/>-0.25 <text:s text:c="3"/>-0.275 | <text:s/>| -0.025</text:p>
      <text:p text:style-name="P8">| <text:s text:c="6"/>-0.4 <text:s text:c="7"/>-0 <text:s text:c="5"/>-0.6 <text:s text:c="8"/>0 <text:s text:c="5"/>-0.1 | <text:s/>| <text:s/>-0.7</text:p>
      <text:p text:style-name="P8">| <text:s text:c="6"/>-0.3 <text:s text:c="5"/>-0.2 <text:s text:c="4"/>-0.25 <text:s text:c="4"/>-0.35 <text:s text:c="8"/>0 | <text:s/>| -0.85</text:p>
      <text:p text:style-name="P8">----------------</text:p>
      <text:p text:style-name="P8">wektor przedostatnio wykonanej iteracji <text:s text:c="2"/>| <text:s text:c="2"/>wektor ostatnio wykonanej iteracji</text:p>
      <text:p text:style-name="P8">X1 1.0982172098e+00<text:tab/>|<text:tab/>8.9447205747e-01</text:p>
      <text:p text:style-name="P8">X2 1.0944638625e+00<text:tab/>|<text:tab/>8.9850478264e-01</text:p>
      <text:p text:style-name="P8">X3 9.3259832564e-02<text:tab/>|<text:tab/>-1.0020156621e-01</text:p>
      <text:p text:style-name="P8">X4 -9.0218106847e-01<text:tab/>|<text:tab/>-1.1051000187e+00</text:p>
      <text:p text:style-name="P8">X5 -9.0142764788e-01<text:tab/>|<text:tab/>-1.1059095196e+00</text:p>
      <text:p text:style-name="P8">liczba iteracji: 30</text:p>
      <text:p text:style-name="P8">epsilon: 0.0001</text:p>
      <text:p text:style-name="P8"/>
      <text:p text:style-name="P8">Analiza</text:p>
      <text:p text:style-name="P8"/>
      <text:p text:style-name="P8">zestaw 1</text:p>
      <text:p text:style-name="P8">Uklad zbiezny</text:p>
      <text:p text:style-name="P8">blad bezwzgledny: </text:p>
      <text:p text:style-name="P8">3.2066365332e-05<text:tab/></text:p>
      <text:p text:style-name="P8">2.9638913959e-05<text:tab/></text:p>
      <text:p text:style-name="P8">3.2150493393e-05<text:tab/></text:p>
      <text:p text:style-name="P8">2.8964980481e-05<text:tab/></text:p>
      <text:p text:style-name="P8">2.9527853052e-05<text:tab/></text:p>
      <text:p text:style-name="P8"/>
      <text:p text:style-name="P8">zestaw 2</text:p>
      <text:p text:style-name="P8">Uklad zbiezny</text:p>
      <text:p text:style-name="P8">blad bezwzgledny: </text:p>
      <text:p text:style-name="P8">1.7575697510e-05<text:tab/></text:p>
      <text:p text:style-name="P8">1.1479574707e-05<text:tab/></text:p>
      <text:p text:style-name="P8">1.8504979858e-05<text:tab/></text:p>
      <text:p text:style-name="P8">7.6087062988e-06<text:tab/></text:p>
      <text:p text:style-name="P8">8.1235638429e-06<text:tab/></text:p>
      <text:p text:style-name="P8"/>
      <text:p text:style-name="P8">zestaw 3</text:p>
      <text:p text:style-name="P8">Uklad <text:s/>zbiezny</text:p>
      <text:p text:style-name="P8">blad bezwzgledny: </text:p>
      <text:p text:style-name="P8">2.5335567429e-02<text:tab/></text:p>
      <text:p text:style-name="P8">2.5335567429e-02<text:tab/></text:p>
      <text:p text:style-name="P8">2.5335567428e-02<text:tab/></text:p>
      <text:p text:style-name="P8">2.5335567429e-02<text:tab/></text:p>
      <text:p text:style-name="P8">2.5335567427e-02<text:tab/></text:p>
      <text:p text:style-name="P8"/>
      <text:p text:style-name="P8"><text:soft-page-break/>zestaw 4</text:p>
      <text:p text:style-name="P8">Uklad <text:s/>zbiezny</text:p>
      <text:p text:style-name="P8">blad bezwzgledny: </text:p>
      <text:p text:style-name="P8">3.1901446126e-05<text:tab/></text:p>
      <text:p text:style-name="P8">3.9814977104e-05<text:tab/></text:p>
      <text:p text:style-name="P8">3.9635473079e-05<text:tab/></text:p>
      <text:p text:style-name="P8">4.6468973384e-05<text:tab/></text:p>
      <text:p text:style-name="P8">3.0555749428e-05<text:tab/></text:p>
      <text:p text:style-name="P8"/>
      <text:p text:style-name="P8">zestaw 6</text:p>
      <text:p text:style-name="P8">Uklad <text:s/>zbiezny</text:p>
      <text:p text:style-name="P8">blad bezwzgledny: </text:p>
      <text:p text:style-name="P8">1.0552794253e-01<text:tab/></text:p>
      <text:p text:style-name="P8">1.0149521736e-01<text:tab/></text:p>
      <text:p text:style-name="P8">1.0020156621e-01<text:tab/></text:p>
      <text:p text:style-name="P8">1.0510001867e-01<text:tab/></text:p>
      <text:p text:style-name="P8">1.0590951963e-01<text:tab/></text:p>
      <text:p text:style-name="P8"/>
      <text:p text:style-name="P8"/>
      <text:p text:style-name="P8">wnioski</text:p>
      <text:p text:style-name="P8"/>
      <text:p text:style-name="P8">przykładowe pliki z początkowym układem równań</text:p>
      <text:p text:style-name="P8"/>
      <text:p text:style-name="P8">plik 1:</text:p>
      <text:p text:style-name="P8">10 3 3 1 4</text:p>
      <text:p text:style-name="P8">4 20 7 2 8</text:p>
      <text:p text:style-name="P8">15 5 40 10 11</text:p>
      <text:p text:style-name="P8">4 0 6 10 1</text:p>
      <text:p text:style-name="P8">6 4 5 7 20</text:p>
      <text:p text:style-name="P8"/>
      <text:p text:style-name="P8">8 </text:p>
      <text:p text:style-name="P8">14</text:p>
      <text:p text:style-name="P8">-1</text:p>
      <text:p text:style-name="P8">-7</text:p>
      <text:p text:style-name="P8">-17</text:p>
      <text:p text:style-name="P8"/>
      <text:p text:style-name="P8">plik2:</text:p>
      <text:p text:style-name="P8">10 2 3 1 4</text:p>
      <text:p text:style-name="P8">3 20 7 2 8</text:p>
      <text:p text:style-name="P8">15 5 40 9 11</text:p>
      <text:p text:style-name="P8">3 0 6 0 1</text:p>
      <text:p text:style-name="P8">6 4 5 5 20</text:p>
      <text:p text:style-name="P8"/>
      <text:p text:style-name="P8">7 13 0 2 -15</text:p>
      <text:p text:style-name="P8"/>
      <text:p text:style-name="P8"/>
      <text:p text:style-name="P8">Obliczanie błędu bezwzględnego działa tylko dla układów n stopnia gdzie n==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Arial, sans-serif"/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35cm" fo:margin-bottom="0.63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10T19:30:35.44</meta:creation-date>
    <dc:date>2016-12-10T21:40:12.17</dc:date>
    <meta:editing-duration>PT25M26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9" meta:paragraph-count="438" meta:word-count="1686" meta:character-count="10884"/>
  </office:meta>
</office:document-meta>
</file>